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8.5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4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number-columns-repeated="2" table:default-cell-style-name="ce5"/>
        <table:table-row table:style-name="ro1"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<text:a xlink:href="https://github.com/ahlashkari/CICFlowMeter" xlink:type="simple">CICFlowMeter</text:a></text:p>
          </table:table-cell>
          <table:table-cell table:style-name="ce3" office:value-type="string" calcext:value-type="string">
            <text:p>Zeek Flowmeter</text:p>
          </table:table-cell>
          <table:table-cell table:style-name="ce3" office:value-type="string" calcext:value-type="string">
            <text:p>RT_IOT2022Sample</text:p>
          </table:table-cell>
          <table:table-cell table:style-name="ce3" office:value-type="string" calcext:value-type="string">
            <text:p>RT_IOT2022 Present</text:p>
          </table:table-cell>
        </table:table-row>
        <table:table-row table:style-name="ro1">
          <table:table-cell office:value-type="string" calcext:value-type="string">
            <text:p>uid</text:p>
          </table:table-cell>
          <table:table-cell office:value-type="string" calcext:value-type="string">
            <text:p>a Unique ID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d.orig_p</text:p>
          </table:table-cell>
          <table:table-cell office:value-type="string" calcext:value-type="string">
            <text:p>Source Port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44761" calcext:value-type="float">
            <text:p>4476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d.orig_h</text:p>
          </table:table-cell>
          <table:table-cell office:value-type="string" calcext:value-type="string">
            <text:p>Source Hos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.resp_p</text:p>
          </table:table-cell>
          <table:table-cell office:value-type="string" calcext:value-type="string">
            <text:p>Destination Port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d.resp_h</text:p>
          </table:table-cell>
          <table:table-cell office:value-type="string" calcext:value-type="string">
            <text:p>Destination Hos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o</text:p>
          </table:table-cell>
          <table:table-cell office:value-type="string" calcext:value-type="string">
            <text:p>Protocol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table:style-name="ce2" office:value-type="string" calcext:value-type="string">
            <text:p>Service Desc</text:p>
          </table:table-cell>
          <table:table-cell table:style-name="ce2"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w_duration</text:p>
          </table:table-cell>
          <table:table-cell table:style-name="ce2" office:value-type="string" calcext:value-type="string">
            <text:p>The length of the flow in seconds (maximal precision ms). If only on packet was seen the duration is 0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2.124053" calcext:value-type="float">
            <text:p>32.12405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pkts_tot</text:p>
          </table:table-cell>
          <table:table-cell table:style-name="ce2" office:value-type="string" calcext:value-type="string">
            <text:p>The number of packets travelling in the forward direction.</text:p>
          </table:table-cell>
          <table:table-cell/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pkts_tot</text:p>
          </table:table-cell>
          <table:table-cell table:style-name="ce2" office:value-type="string" calcext:value-type="string">
            <text:p>The number of packets travelling in the backwards direction.</text:p>
          </table:table-cell>
          <table:table-cell table:style-name="ce2"/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data_pkts_tot</text:p>
          </table:table-cell>
          <table:table-cell table:style-name="ce2" office:value-type="string" calcext:value-type="string">
            <text:p>The number of packets travelling in the forward direction, which have a payload.</text:p>
          </table:table-cell>
          <table:table-cell table:style-name="ce2"/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data_pkts_tot</text:p>
          </table:table-cell>
          <table:table-cell table:style-name="ce2" office:value-type="string" calcext:value-type="string">
            <text:p>The number of packets travelling in the backwards direction, which have a payload.</text:p>
          </table:table-cell>
          <table:table-cell table:style-name="ce2"/>
          <table:table-cell table:style-name="ce2" office:value-type="string" calcext:value-type="string">
            <text:p>sum</text:p>
          </table:table-cell>
          <table:table-cell table:style-name="ce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pkts_per_sec</text:p>
          </table:table-cell>
          <table:table-cell table:style-name="ce2" office:value-type="string" calcext:value-type="string">
            <text:p>The average number of forward packets transmitted per second during the flow. If the duration is 0 then this feature is also set to 0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0.280164" calcext:value-type="float">
            <text:p>0.28016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pkts_per_sec</text:p>
          </table:table-cell>
          <table:table-cell table:style-name="ce2" office:value-type="string" calcext:value-type="string">
            <text:p>The average number of backward packets transmitted per second during the flow. If the duration is 0 then this feature is also set to 0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0.155647" calcext:value-type="float">
            <text:p>0.15564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w_pkts_per_sec</text:p>
          </table:table-cell>
          <table:table-cell table:style-name="ce2" office:value-type="string" calcext:value-type="string">
            <text:p>The average number of packets transmitted per second during the flow. If the duration is 0 then this feature is also set to 0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0.435811" calcext:value-type="float">
            <text:p>0.4358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wn_up_ratio</text:p>
          </table:table-cell>
          <table:table-cell table:style-name="ce2" office:value-type="string" calcext:value-type="string">
            <text:p>The number of backward packets divided by the number of forward packets. If the number of forward packets is 0 this feature is also set to 0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0.555556" calcext:value-type="float">
            <text:p>0.55555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header_size_tot</text:p>
          </table:table-cell>
          <table:table-cell table:style-name="ce2" office:value-type="string" calcext:value-type="string">
            <text:p>The total number of bytes the headers of the forward packets contained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header_size_min</text:p>
          </table:table-cell>
          <table:table-cell table:style-name="ce2" office:value-type="string" calcext:value-type="string">
            <text:p>The number of bytes the smallest headers of the forward packets contained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header_size_max</text:p>
          </table:table-cell>
          <table:table-cell table:style-name="ce2" office:value-type="string" calcext:value-type="string">
            <text:p>The number of bytes the largest headers of the forward packets contained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header_size_tot</text:p>
          </table:table-cell>
          <table:table-cell table:style-name="ce2" office:value-type="string" calcext:value-type="string">
            <text:p>The total number of bytes the headers of the backward packets contained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header_size_min</text:p>
          </table:table-cell>
          <table:table-cell table:style-name="ce2" office:value-type="string" calcext:value-type="string">
            <text:p>The number of bytes the smallest headers of the backward packets contained.</text:p>
          </table:table-cell>
          <table:table-cell table:style-name="ce2" table:number-columns-repeated="3"/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header_size_max</text:p>
          </table:table-cell>
          <table:table-cell table:style-name="ce2" office:value-type="string" calcext:value-type="string">
            <text:p>The number of bytes the largest headers of the backward packets contained.</text:p>
          </table:table-cell>
          <table:table-cell table:style-name="ce2" table:number-columns-repeated="3"/>
          <table:table-cell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w_FIN_flag_count</text:p>
          </table:table-cell>
          <table:table-cell table:style-name="ce2" office:value-type="string" calcext:value-type="string">
            <text:p>The total number of FIN flags which have been seen in a TCP flow. If the the flow is not a TCP flow this feature is set to 0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w_SYN_flag_count</text:p>
          </table:table-cell>
          <table:table-cell table:style-name="ce2" office:value-type="string" calcext:value-type="string">
            <text:p>The total number of SYN flags which have been seen in a TCP flow. If the the flow is not a TCP flow this feature is set to 0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w_RST_flag_count</text:p>
          </table:table-cell>
          <table:table-cell table:style-name="ce2" office:value-type="string" calcext:value-type="string">
            <text:p>The total number of RST flags which have been seen in a TCP flow. If the the flow is not a TCP flow this feature is set to 0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PSH_flag_count</text:p>
          </table:table-cell>
          <table:table-cell table:style-name="ce2" office:value-type="string" calcext:value-type="string">
            <text:p>The total number of PSH flags which have been seen in the forward direction of a TCP flow. If the the flow is not a TCP flow this feature is set to 0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PSH_flag_count</text:p>
          </table:table-cell>
          <table:table-cell table:style-name="ce2" office:value-type="string" calcext:value-type="string">
            <text:p>The total number of PSH flags which have been seen in the backward direction of a TCP flow. If the the flow is not a TCP flow this feature is set to 0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w_ACK_flag_count</text:p>
          </table:table-cell>
          <table:table-cell table:style-name="ce2" office:value-type="string" calcext:value-type="string">
            <text:p>The total number of ACK flags which have been seen in a TCP flow. If the the flow is not a TCP flow this feature is set to 0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URG_flag_count</text:p>
          </table:table-cell>
          <table:table-cell table:style-name="ce2" office:value-type="string" calcext:value-type="string">
            <text:p>The total number of URG flags which have been seen in the forward direction of a TCP flow. If the the flow is not a TCP flow this feature is set to 0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URG_flag_count</text:p>
          </table:table-cell>
          <table:table-cell table:style-name="ce2" office:value-type="string" calcext:value-type="string">
            <text:p>The total number of URG flags which have been seen in the backward direction of a TCP flow. If the the flow is not a TCP flow this feature is set to 0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w_CWR_flag_count</text:p>
          </table:table-cell>
          <table:table-cell table:style-name="ce2" office:value-type="string" calcext:value-type="string">
            <text:p>The total number of CWR flags which have been seen in a TCP flow. If the the flow is not a TCP flow this feature is set to 0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w_ECE_flag_count</text:p>
          </table:table-cell>
          <table:table-cell table:style-name="ce2" office:value-type="string" calcext:value-type="string">
            <text:p>The total number of ECE flags which have been seen in a TCP flow. If the the flow is not a TCP flow this feature is set to 0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pkts_payload.min</text:p>
          </table:table-cell>
          <table:table-cell table:style-name="ce2" office:value-type="string" calcext:value-type="string">
            <text:p>The smallest payload size, in bytes, seen in the for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pkts_payload.max</text:p>
          </table:table-cell>
          <table:table-cell table:style-name="ce2" office:value-type="string" calcext:value-type="string">
            <text:p>The largest payload size, in bytes, seen in the for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pkts_payload.tot</text:p>
          </table:table-cell>
          <table:table-cell table:style-name="ce2" office:value-type="string" calcext:value-type="string">
            <text:p>The total payload size, in bytes, seen in the for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pkts_payload.avg</text:p>
          </table:table-cell>
          <table:table-cell table:style-name="ce2" office:value-type="string" calcext:value-type="string">
            <text:p>The average payload size, in bytes, seen in the for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8.222222" calcext:value-type="float">
            <text:p>8.22222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pkts_payload.std</text:p>
          </table:table-cell>
          <table:table-cell table:style-name="ce2" office:value-type="string" calcext:value-type="string">
            <text:p>The standard deviation of the payload size, in bytes, seen in the for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2.852799" calcext:value-type="float">
            <text:p>12.85279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pkts_payload.min</text:p>
          </table:table-cell>
          <table:table-cell table:style-name="ce2" office:value-type="string" calcext:value-type="string">
            <text:p>The smallest payload size, in bytes, seen in the back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pkts_payload.max</text:p>
          </table:table-cell>
          <table:table-cell table:style-name="ce2" office:value-type="string" calcext:value-type="string">
            <text:p>The largest payload size, in bytes, seen in the back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pkts_payload.tot</text:p>
          </table:table-cell>
          <table:table-cell table:style-name="ce2" office:value-type="string" calcext:value-type="string">
            <text:p>The total payload size, in bytes, seen in the back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pkts_payload.avg</text:p>
          </table:table-cell>
          <table:table-cell table:style-name="ce2" office:value-type="string" calcext:value-type="string">
            <text:p>The average payload size, in bytes, seen in the back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pkts_payload.std</text:p>
          </table:table-cell>
          <table:table-cell table:style-name="ce2" office:value-type="string" calcext:value-type="string">
            <text:p>The standard deviation of the payload size, in bytes, seen in the back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8.689074" calcext:value-type="float">
            <text:p>8.68907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w_pkts_payload.min</text:p>
          </table:table-cell>
          <table:table-cell table:style-name="ce2" office:value-type="string" calcext:value-type="string">
            <text:p>The smallest payload size, in bytes, seen in the flow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w_pkts_payload.max</text:p>
          </table:table-cell>
          <table:table-cell table:style-name="ce2" office:value-type="string" calcext:value-type="string">
            <text:p>The largest payload size, in bytes, seen in the flow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w_pkts_payload.tot</text:p>
          </table:table-cell>
          <table:table-cell table:style-name="ce2" office:value-type="string" calcext:value-type="string">
            <text:p>The total payload size, in bytes, seen in the flow.</text:p>
          </table:table-cell>
          <table:table-cell table:style-name="ce2" table:number-columns-repeated="3"/>
          <table:table-cell office:value-type="string" calcext:value-type="string">
            <text:p>x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w_pkts_payload.avg</text:p>
          </table:table-cell>
          <table:table-cell table:style-name="ce2" office:value-type="string" calcext:value-type="string">
            <text:p>The average payload size, in bytes, seen in the flow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7.428571" calcext:value-type="float">
            <text:p>7.42857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w_pkts_payload.std</text:p>
          </table:table-cell>
          <table:table-cell table:style-name="ce2" office:value-type="string" calcext:value-type="string">
            <text:p>The standard deviation of the payload size, in bytes, seen in the flow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1.229866" calcext:value-type="float">
            <text:p>11.22986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iat.min</text:p>
          </table:table-cell>
          <table:table-cell table:style-name="ce2" office:value-type="string" calcext:value-type="string">
            <text:p>The smallest inter-arrival time in microseconds bet two consecutive packets in the for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83.956528" calcext:value-type="float">
            <text:p>283.95652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iat.max</text:p>
          </table:table-cell>
          <table:table-cell table:style-name="ce2" office:value-type="string" calcext:value-type="string">
            <text:p>The largest inter-arrival time in microseconds bet two consecutive packets in the for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9842149.019241" calcext:value-type="float">
            <text:p>29842149.01924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iat.tot</text:p>
          </table:table-cell>
          <table:table-cell table:style-name="ce2" office:value-type="string" calcext:value-type="string">
            <text:p>The inter-arrival time in microseconds bet two consecutive packets in the for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2124053.001404" calcext:value-type="float">
            <text:p>32124053.0014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iat.avg</text:p>
          </table:table-cell>
          <table:table-cell table:style-name="ce2" office:value-type="string" calcext:value-type="string">
            <text:p>The average inter-arrival time in microseconds bet two consecutive packets in the for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015506.625175" calcext:value-type="float">
            <text:p>4015506.62517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iat.std</text:p>
          </table:table-cell>
          <table:table-cell table:style-name="ce2" office:value-type="string" calcext:value-type="string">
            <text:p>The standard deviation of all inter-arrival times in the forward direction in microseconds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0442377.920997" calcext:value-type="float">
            <text:p>10442377.92099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iat.min</text:p>
          </table:table-cell>
          <table:table-cell table:style-name="ce2" office:value-type="string" calcext:value-type="string">
            <text:p>The smallest inter-arrival time in microseconds bet two consecutive packets in the back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456.903458" calcext:value-type="float">
            <text:p>2456.90345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iat.max</text:p>
          </table:table-cell>
          <table:table-cell table:style-name="ce2" office:value-type="string" calcext:value-type="string">
            <text:p>The largest inter-arrival time in microseconds bet two consecutive packets in the back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476048.946381" calcext:value-type="float">
            <text:p>1476048.94638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iat.tot</text:p>
          </table:table-cell>
          <table:table-cell table:style-name="ce2" office:value-type="string" calcext:value-type="string">
            <text:p>The inter-arrival time in microseconds bet two consecutive packets in the back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013769.865036" calcext:value-type="float">
            <text:p>2013769.86503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iat.avg</text:p>
          </table:table-cell>
          <table:table-cell table:style-name="ce2" office:value-type="string" calcext:value-type="string">
            <text:p>The average inter-arrival time in microseconds bet two consecutive packets in the back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503442.466259" calcext:value-type="float">
            <text:p>503442.46625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iat.std</text:p>
          </table:table-cell>
          <table:table-cell table:style-name="ce2" office:value-type="string" calcext:value-type="string">
            <text:p>The standard deviation of all inter-arrival times in the backward direction in microseconds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660344.360027" calcext:value-type="float">
            <text:p>660344.36002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w_iat.min</text:p>
          </table:table-cell>
          <table:table-cell table:style-name="ce2" office:value-type="string" calcext:value-type="string">
            <text:p>The smallest inter-arrival time in microseconds bet two consecutive packets in the flow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83.956528" calcext:value-type="float">
            <text:p>283.95652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w_iat.max</text:p>
          </table:table-cell>
          <table:table-cell table:style-name="ce2" office:value-type="string" calcext:value-type="string">
            <text:p>The largest inter-arrival time in microseconds bet two consecutive packets in the flow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9842149.019241" calcext:value-type="float">
            <text:p>29842149.01924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w_iat.tot</text:p>
          </table:table-cell>
          <table:table-cell table:style-name="ce2" office:value-type="string" calcext:value-type="string">
            <text:p>The inter-arrival time in microseconds bet two consecutive packets in the flow.</text:p>
          </table:table-cell>
          <table:table-cell table:style-name="ce2" table:number-columns-repeated="3"/>
          <table:table-cell office:value-type="string" calcext:value-type="string">
            <text:p>x</text:p>
          </table:table-cell>
          <table:table-cell office:value-type="float" office:value="32124053.001404" calcext:value-type="float">
            <text:p>32124053.0014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w_iat.avg</text:p>
          </table:table-cell>
          <table:table-cell table:style-name="ce2" office:value-type="string" calcext:value-type="string">
            <text:p>The average inter-arrival time in microseconds bet two consecutive packets in the flow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471081.000108" calcext:value-type="float">
            <text:p>2471081.00010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w_iat.std</text:p>
          </table:table-cell>
          <table:table-cell table:style-name="ce2" office:value-type="string" calcext:value-type="string">
            <text:p>The standard deviation of all inter-arrival times in the flow, in microseconds.</text:p>
          </table:table-cell>
          <table:table-cell table:style-name="ce2" table:number-columns-repeated="2"/>
          <table:table-cell table:number-columns-repeated="2" office:value-type="string" calcext:value-type="string">
            <text:p>x</text:p>
          </table:table-cell>
          <table:table-cell office:value-type="float" office:value="8230592.556843" calcext:value-type="float">
            <text:p>8230592.55684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yload_bytes_per_second</text:p>
          </table:table-cell>
          <table:table-cell table:style-name="ce2" office:value-type="string" calcext:value-type="string">
            <text:p>The average number of payload bytes transmitted per second. If the duration is 0 then this feature is also set to 0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.23745" calcext:value-type="float">
            <text:p>3.237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subflow_pkts</text:p>
          </table:table-cell>
          <table:table-cell table:style-name="ce2" office:value-type="string" calcext:value-type="string">
            <text:p>The average number of packets in the subflows in the for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subflow_pkts</text:p>
          </table:table-cell>
          <table:table-cell table:style-name="ce2" office:value-type="string" calcext:value-type="string">
            <text:p>The average number of packets in the subflows in the back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.666667" calcext:value-type="float">
            <text:p>1.66666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subflow_bytes</text:p>
          </table:table-cell>
          <table:table-cell table:style-name="ce2" office:value-type="string" calcext:value-type="string">
            <text:p>The average number of payload bytes in the subflows in the for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4.666667" calcext:value-type="float">
            <text:p>24.66666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subflow_bytes</text:p>
          </table:table-cell>
          <table:table-cell table:style-name="ce2" office:value-type="string" calcext:value-type="string">
            <text:p>The average number of payload bytes in the subflows in the back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bulk_bytes</text:p>
          </table:table-cell>
          <table:table-cell table:style-name="ce2" office:value-type="string" calcext:value-type="string">
            <text:p>The average number of payload bytes transmitted in a bulk transmission in for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bulk_bytes</text:p>
          </table:table-cell>
          <table:table-cell table:style-name="ce2" office:value-type="string" calcext:value-type="string">
            <text:p>The average number of payload bytes transmitted in a bulk transmission in back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bulk_packets</text:p>
          </table:table-cell>
          <table:table-cell table:style-name="ce2" office:value-type="string" calcext:value-type="string">
            <text:p>The average number of packets transmitted in a bulk transmission in for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bulk_packets</text:p>
          </table:table-cell>
          <table:table-cell table:style-name="ce2" office:value-type="string" calcext:value-type="string">
            <text:p>The average number of packets transmitted in a bulk transmission in back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wd_bulk_rate</text:p>
          </table:table-cell>
          <table:table-cell table:style-name="ce2" office:value-type="string" calcext:value-type="string">
            <text:p>The average number of payload bytes transmitted per second during a bulk transmission in for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wd_bulk_rate</text:p>
          </table:table-cell>
          <table:table-cell table:style-name="ce2" office:value-type="string" calcext:value-type="string">
            <text:p>The average number of payload bytes transmitted per second during a bulk transmission in backward direction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tive.min</text:p>
          </table:table-cell>
          <table:table-cell table:style-name="ce2" office:value-type="string" calcext:value-type="string">
            <text:p>The shortest duration the flow was active in microseconds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281903.982162" calcext:value-type="float">
            <text:p>2281903.98216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tive.max</text:p>
          </table:table-cell>
          <table:table-cell table:style-name="ce2" office:value-type="string" calcext:value-type="string">
            <text:p>The longest duration the flow was active in microseconds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281903.982162" calcext:value-type="float">
            <text:p>2281903.98216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tive.tot</text:p>
          </table:table-cell>
          <table:table-cell table:style-name="ce2" office:value-type="string" calcext:value-type="string">
            <text:p>The total duration the flow was active in microseconds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281903.982162" calcext:value-type="float">
            <text:p>2281903.98216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tive.avg</text:p>
          </table:table-cell>
          <table:table-cell table:style-name="ce2" office:value-type="string" calcext:value-type="string">
            <text:p>The average duration the flow was active in microseconds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281903.982162" calcext:value-type="float">
            <text:p>2281903.98216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tive.std</text:p>
          </table:table-cell>
          <table:table-cell table:style-name="ce2" office:value-type="string" calcext:value-type="string">
            <text:p>The standard deviation of all active periods in microseconds.</text:p>
          </table:table-cell>
          <table:table-cell table:style-name="ce2" table:number-columns-repeated="3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dle.min</text:p>
          </table:table-cell>
          <table:table-cell table:style-name="ce2" office:value-type="string" calcext:value-type="string">
            <text:p>The shortest duration the flow was idle in microseconds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9842149.019241" calcext:value-type="float">
            <text:p>29842149.01924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dle.max</text:p>
          </table:table-cell>
          <table:table-cell table:style-name="ce2" office:value-type="string" calcext:value-type="string">
            <text:p>The longest duration the flow was idle in microseconds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9842149.019241" calcext:value-type="float">
            <text:p>29842149.01924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dle.tot</text:p>
          </table:table-cell>
          <table:table-cell table:style-name="ce2" office:value-type="string" calcext:value-type="string">
            <text:p>The total duration the flow was idle in microseconds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9842149.019241" calcext:value-type="float">
            <text:p>29842149.01924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dle.avg</text:p>
          </table:table-cell>
          <table:table-cell table:style-name="ce2" office:value-type="string" calcext:value-type="string">
            <text:p>The average duration the flow was idle in microseconds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9842149.019241" calcext:value-type="float">
            <text:p>29842149.01924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dle.std</text:p>
          </table:table-cell>
          <table:table-cell table:style-name="ce2" office:value-type="string" calcext:value-type="string">
            <text:p>The standard deviation of all idle periods in microseconds.</text:p>
          </table:table-cell>
          <table:table-cell table:style-name="ce2" table:number-columns-repeated="3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wd_init_window_size</text:p>
          </table:table-cell>
          <table:table-cell table:style-name="ce2" office:value-type="string" calcext:value-type="string">
            <text:p>The window size in bytes the first packet in the forward direction has. The windows scale parameter is currently ignored, as this is only set in a SYN packet but we currently look at any packet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64240" calcext:value-type="float">
            <text:p>6424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wd_init_window_size</text:p>
          </table:table-cell>
          <table:table-cell table:style-name="ce2" office:value-type="string" calcext:value-type="string">
            <text:p>The window size in bytes the first packet in the backward direction has. The windows scale parameter is currently ignored, as this is only set in a SYN packet but we currently look at any packet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6847" calcext:value-type="float">
            <text:p>26847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wd_last_window_size</text:p>
          </table:table-cell>
          <table:table-cell table:style-name="ce2" office:value-type="string" calcext:value-type="string">
            <text:p>The window size in bytes the last packet in the forward direction has. The windows scale parameter is currently ignored, as this is only set in a SYN packet but we currently look at any packet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bwd_last_window_size</text:p>
          </table:table-cell>
          <table:table-cell table:style-name="ce2" office:value-type="string" calcext:value-type="string">
            <text:p>The window size in bytes the last packet in the backward direction has. The windows scale parameter is currently ignored, as this is only set in a SYN packet but we currently look at any packet.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The defined attack type</text:p>
          </table:table-cell>
          <table:table-cell table:number-columns-repeated="4"/>
          <table:table-cell office:value-type="string" calcext:value-type="string">
            <text:p>MQTT_Publish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 table:number-rows-repeated="13">
          <table:table-cell/>
          <table:table-cell table:style-name="ce2" table:number-columns-repeated="4"/>
          <table:table-cell table:number-columns-repeated="3"/>
        </table:table-row>
        <table:table-row table:style-name="ro1" table:number-rows-repeated="1627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8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16:47:06.9229022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5:06:25.695689201</meta:creation-date>
    <dc:date>2024-10-09T16:46:53.298941708</dc:date>
    <meta:editing-duration>PT3H52M33S</meta:editing-duration>
    <meta:editing-cycles>5</meta:editing-cycles>
    <meta:generator>LibreOffice/24.2.6.2$Linux_X86_64 LibreOffice_project/420$Build-2</meta:generator>
    <meta:document-statistic meta:table-count="1" meta:cell-count="519" meta:object-count="0"/>
  </office:meta>
</office:document-meta>
</file>